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LGC Sans1" svg:font-family="'DejaVu LGC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kao Pゴシック" svg:font-family="'Takao Pゴシック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(1)</text:p>
      <text:p text:style-name="Standard">m231070r@mint163:~/c++/1$ cc vec2ex1c.c vector2c.c</text:p>
      <text:p text:style-name="Standard">m231070r@mint163:~/c++/1$ ./a.out</text:p>
      <text:p text:style-name="Standard">a = ? 1</text:p>
      <text:p text:style-name="Standard">2</text:p>
      <text:p text:style-name="Standard">b = ? 2</text:p>
      <text:p text:style-name="Standard">3</text:p>
      <text:p text:style-name="Standard">a + b = ( 3.000000 5.000000 )</text:p>
      <text:p text:style-name="Standard">a + (2,1) = ( 3.000000 3.000000 )</text:p>
      <text:p text:style-name="Standard"/>
      <text:p text:style-name="Standard">1(2)</text:p>
      <text:p text:style-name="Standard">m231070r@mint163:~/c++/1-2$ cc vec2ex1c.c vector2c.c</text:p>
      <text:p text:style-name="Standard">m231070r@mint163:~/c++/1-2$ ./a.out</text:p>
      <text:p text:style-name="Standard">a = ? 1</text:p>
      <text:p text:style-name="Standard">2</text:p>
      <text:p text:style-name="Standard">b = ? 2</text:p>
      <text:p text:style-name="Standard">3</text:p>
      <text:p text:style-name="Standard">a + b = ( 3.000000 5.000000 )</text:p>
      <text:p text:style-name="Standard">a + (2,1) = ( 3.000000 3.000000 )</text:p>
      <text:p text:style-name="Standard">a - b = ( -1.000000 -1.000000 )</text:p>
      <text:p text:style-name="Standard"/>
      <text:p text:style-name="Standard">2</text:p>
      <text:p text:style-name="Standard">m231070r@mint163:~/c++/2$ c++ vec2ex1p.cc vector2p.cc</text:p>
      <text:p text:style-name="Standard">m231070r@mint163:~/c++/2$ ./a.out</text:p>
      <text:p text:style-name="Standard">a = ? 1</text:p>
      <text:p text:style-name="Standard">3</text:p>
      <text:p text:style-name="Standard">b = ? 2</text:p>
      <text:p text:style-name="Standard">4</text:p>
      <text:p text:style-name="Standard">a + b = ( 3.000000 7.000000 )</text:p>
      <text:p text:style-name="Standard">a + (2,1) = ( 3.000000 4.000000 )</text:p>
      <text:p text:style-name="Standard"/>
      <text:p text:style-name="Standard"/>
      <text:p text:style-name="Standard">2(2)</text:p>
      <text:p text:style-name="Standard">m231070r@mint163:~/c++/2-2$ c++ vec2ex1p.cc vector2p.cc</text:p>
      <text:p text:style-name="Standard">m231070r@mint163:~/c++/2-2$ ./a.out</text:p>
      <text:p text:style-name="Standard">a = ? 1</text:p>
      <text:p text:style-name="Standard">3</text:p>
      <text:p text:style-name="Standard">b = ? 2</text:p>
      <text:p text:style-name="Standard">4</text:p>
      <text:p text:style-name="Standard">a + b = ( 3.000000 7.000000 )</text:p>
      <text:p text:style-name="Standard">a + (2,1) = ( 3.000000 4.000000 )</text:p>
      <text:p text:style-name="Standard">a - b = ( -1.000000 -1.000000 )</text:p>
      <text:p text:style-name="Standard"/>
      <text:p text:style-name="Standard">3</text:p>
      <text:p text:style-name="Standard">m231070r@mint163:~/c++/3$ c++ vec2ex1p.cc vector2p.cc</text:p>
      <text:p text:style-name="Standard">m231070r@mint163:~/c++/3$ ./a.out</text:p>
      <text:p text:style-name="Standard">rinorinoa = ? 1</text:p>
      <text:p text:style-name="Standard">3</text:p>
      <text:p text:style-name="Standard">b = ? 2</text:p>
      <text:p text:style-name="Standard">4</text:p>
      <text:p text:style-name="Standard">a + b = denrino( 3.000000 7.000000 )</text:p>
      <text:p text:style-name="Standard">a + (2,1) = keikorino( 3.000000 4.000000 )</text:p>
      <text:p text:style-name="Standard"><text:soft-page-break/>4</text:p>
      <text:p text:style-name="Standard">m231070r@mint163:~/c++/4$ c++ ex4.cc ex4p.cc</text:p>
      <text:p text:style-name="Standard">m231070r@mint163:~/c++/4$ ./a.out</text:p>
      <text:p text:style-name="Standard">A = ? 1</text:p>
      <text:p text:style-name="Standard">2</text:p>
      <text:p text:style-name="Standard">3</text:p>
      <text:p text:style-name="Standard">4</text:p>
      <text:p text:style-name="Standard">B = ? 2</text:p>
      <text:p text:style-name="Standard">3</text:p>
      <text:p text:style-name="Standard">4</text:p>
      <text:p text:style-name="Standard">5</text:p>
      <text:p text:style-name="Standard">A + B = ( 3.000000 5.000000 7.000000 9.000000)</text:p>
      <text:p text:style-name="Standard"/>
      <text:p text:style-name="Standard">A - B = ( -1.000000 -1.000000 -1.000000 -1.000000)</text:p>
      <text:p text:style-name="Standard"/>
      <text:p text:style-name="Standard">A * B = ( 10.000000 13.000000 22.000000 29.000000)</text:p>
      <text:p text:style-name="Standard"/>
      <text:p text:style-name="Standard"/>
      <text:p text:style-name="Standard">5</text:p>
      <text:p text:style-name="Standard">m231070r@mint163:~/c++/5$ c++ ex4.cc ex5.cc ex5p.cc</text:p>
      <text:p text:style-name="Standard">m231070r@mint163:~/c++/5$ ./a.out</text:p>
      <text:p text:style-name="Standard">A = ? 1</text:p>
      <text:p text:style-name="Standard">2</text:p>
      <text:p text:style-name="Standard">3</text:p>
      <text:p text:style-name="Standard">4</text:p>
      <text:p text:style-name="Standard">B = ? 2</text:p>
      <text:p text:style-name="Standard">3</text:p>
      <text:p text:style-name="Standard">4</text:p>
      <text:p text:style-name="Standard">5</text:p>
      <text:p text:style-name="Standard">C = ? 3</text:p>
      <text:p text:style-name="Standard">4</text:p>
      <text:p text:style-name="Standard">D = ? 4</text:p>
      <text:p text:style-name="Standard">5</text:p>
      <text:p text:style-name="Standard">A + B = ( 3.000000 5.000000 7.000000 9.000000)</text:p>
      <text:p text:style-name="Standard"/>
      <text:p text:style-name="Standard">A - B = ( -1.000000 -1.000000 -1.000000 -1.000000)</text:p>
      <text:p text:style-name="Standard"/>
      <text:p text:style-name="Standard">A * B = ( 10.000000 13.000000 22.000000 29.000000)</text:p>
      <text:p text:style-name="Standard"/>
      <text:p text:style-name="Standard">C + D = ( 7.000000 9.000000 )</text:p>
      <text:p text:style-name="Standard">C - D = ( -1.000000 -1.000000 )</text:p>
      <text:p text:style-name="Standard">C * D = ( 12.000000 20.000000 )</text:p>
      <text:p text:style-name="Standard"/>
      <text:p text:style-name="Standard">6</text:p>
      <text:p text:style-name="Standard"/>
      <text:p text:style-name="Standard">m231070r@mint163:~/c++$ c++ cardset.cc cardsetex1.cc</text:p>
      <text:p text:style-name="Standard">m231070r@mint163:~/c++$ ./a.out</text:p>
      <text:p text:style-name="Standard">((CARDSET))</text:p>
      <text:p text:style-name="Standard"><text:s text:c="8"/>no card</text:p>
      <text:p text:style-name="Standard">insert: c = ? heart</text:p>
      <text:p text:style-name="Standard">3</text:p>
      <text:p text:style-name="Standard">insert: c = ? spade 5</text:p>
      <text:p text:style-name="Standard"><text:soft-page-break/>insert: c = ? diamond 7</text:p>
      <text:p text:style-name="Standard">insert: c = ? club 1</text:p>
      <text:p text:style-name="Standard">insert: c = ? heart 16</text:p>
      <text:p text:style-name="Standard">((CARDSET))</text:p>
      <text:p text:style-name="Standard"><text:s text:c="8"/>[heart 3]</text:p>
      <text:p text:style-name="Standard"><text:s text:c="8"/>[spade 5]</text:p>
      <text:p text:style-name="Standard"><text:s text:c="8"/>[diamond 7]</text:p>
      <text:p text:style-name="Standard"><text:s text:c="8"/>[club 1]</text:p>
      <text:p text:style-name="Standard"/>
      <text:p text:style-name="Standard">m231070r@mint163:~/c++/6-2$ c++ cardset.cc cardsetex1.cc</text:p>
      <text:p text:style-name="Standard">m231070r@mint163:~/c++/6-2$ ./a.out</text:p>
      <text:p text:style-name="Standard">((CARDSET))</text:p>
      <text:p text:style-name="Standard"><text:s text:c="8"/>no card</text:p>
      <text:p text:style-name="Standard">insert: c = ? heart 5</text:p>
      <text:p text:style-name="Standard">insert: c = ? club 6</text:p>
      <text:p text:style-name="Standard">insert: c = ? diamond 5</text:p>
      <text:p text:style-name="Standard">insert: c = ? spade 3</text:p>
      <text:p text:style-name="Standard">insert: c = ? spade 16</text:p>
      <text:p text:style-name="Standard">((CARDSET))</text:p>
      <text:p text:style-name="Standard"><text:s text:c="8"/>[heart 5]</text:p>
      <text:p text:style-name="Standard"><text:s text:c="8"/>[club 6]</text:p>
      <text:p text:style-name="Standard"><text:s text:c="8"/>[diamond 5]</text:p>
      <text:p text:style-name="Standard"><text:s text:c="8"/>[spade 3]</text:p>
      <text:p text:style-name="Standard">remove(terget): c = ? spade 3</text:p>
      <text:p text:style-name="Standard">((CARDSET))</text:p>
      <text:p text:style-name="Standard"><text:s text:c="8"/>[heart 5]</text:p>
      <text:p text:style-name="Standard"><text:s text:c="8"/>[club 6]</text:p>
      <text:p text:style-name="Standard"><text:s text:c="8"/>[diamond 5]</text:p>
      <text:p text:style-name="Standard">remove(num): n <text:s/>= ? 5</text:p>
      <text:p text:style-name="Standard">((CARDSET))</text:p>
      <text:p text:style-name="Standard"><text:s text:c="8"/>[club 6]</text:p>
      <text:p text:style-name="Standard"><text:s text:c="8"/>[diamond 5]</text:p>
      <text:p text:style-name="Standard"/>
      <text:p text:style-name="Standard">7</text:p>
      <text:p text:style-name="Standard"/>
      <text:p text:style-name="Standard">m231070r@mint99:~/c++/7$ c++ babastate.cc babanuki1.cc cardset.cc <text:s/></text:p>
      <text:p text:style-name="Standard">m231070r@mint99:~/c++/7$ ./a.out</text:p>
      <text:p text:style-name="Standard">PLAYER 0((CARDSET))</text:p>
      <text:p text:style-name="Standard"><text:tab/>[spade 11]</text:p>
      <text:p text:style-name="Standard"><text:tab/>[heart 13]</text:p>
      <text:p text:style-name="Standard"><text:tab/>[diamond 1]</text:p>
      <text:p text:style-name="Standard"><text:tab/>[club 7]</text:p>
      <text:p text:style-name="Standard"><text:tab/>[diamond 3]</text:p>
      <text:p text:style-name="Standard">PLAYER 1((CARDSET))</text:p>
      <text:p text:style-name="Standard"><text:tab/>[spade 13]</text:p>
      <text:p text:style-name="Standard"><text:tab/>[diamond 9]</text:p>
      <text:p text:style-name="Standard"><text:tab/>[diamond 8]</text:p>
      <text:p text:style-name="Standard"><text:tab/>[spade 1]</text:p>
      <text:p text:style-name="Standard"><text:tab/>[diamond 12]</text:p>
      <text:p text:style-name="Standard"><text:soft-page-break/><text:tab/>[spade 10]</text:p>
      <text:p text:style-name="Standard"><text:tab/>[spade 2]</text:p>
      <text:p text:style-name="Standard">PLAYER 2((CARDSET))</text:p>
      <text:p text:style-name="Standard"><text:tab/>[heart 4]</text:p>
      <text:p text:style-name="Standard"><text:tab/>[club 13]</text:p>
      <text:p text:style-name="Standard"><text:tab/>[spade 8]</text:p>
      <text:p text:style-name="Standard">PLAYER 3((CARDSET))</text:p>
      <text:p text:style-name="Standard"><text:tab/>[spade 5]</text:p>
      <text:p text:style-name="Standard"><text:tab/>[joker]</text:p>
      <text:p text:style-name="Standard"><text:tab/>[heart 11]</text:p>
      <text:p text:style-name="Standard"><text:tab/>[spade 4]</text:p>
      <text:p text:style-name="Standard"><text:tab/>[club 2]</text:p>
      <text:p text:style-name="Standard"><text:tab/>[heart 9]</text:p>
      <text:p text:style-name="Standard"><text:tab/>[diamond 13]</text:p>
      <text:p text:style-name="Standard"><text:tab/>[club 10]</text:p>
      <text:p text:style-name="Standard">PLAYER 4((CARDSET))</text:p>
      <text:p text:style-name="Standard"><text:tab/>[spade 12]</text:p>
      <text:p text:style-name="Standard"><text:tab/>[heart 5]</text:p>
      <text:p text:style-name="Standard"><text:tab/>[club 3]</text:p>
      <text:p text:style-name="Standard"><text:tab/>[diamond 7]</text:p>
      <text:p text:style-name="Standard"># プレーヤ 0 からプレーヤ 1 にカードが渡る</text:p>
      <text:p text:style-name="Standard"/>
      <text:p text:style-name="Standard">******************省略*******************</text:p>
      <text:p text:style-name="Standard"/>
      <text:p text:style-name="Standard"># プレーヤ 2 からプレーヤ 3 にカードが渡る</text:p>
      <text:p text:style-name="Standard">PLAYER 0((CARDSET))</text:p>
      <text:p text:style-name="Standard"><text:tab/>no card</text:p>
      <text:p text:style-name="Standard">PLAYER 1((CARDSET))</text:p>
      <text:p text:style-name="Standard"><text:tab/>no card</text:p>
      <text:p text:style-name="Standard">PLAYER 2((CARDSET))</text:p>
      <text:p text:style-name="Standard"><text:tab/>[spade 10]</text:p>
      <text:p text:style-name="Standard">PLAYER 3((CARDSET))</text:p>
      <text:p text:style-name="Standard"><text:tab/>[club 10]</text:p>
      <text:p text:style-name="Standard"><text:tab/>[joker]</text:p>
      <text:p text:style-name="Standard">PLAYER 4((CARDSET))</text:p>
      <text:p text:style-name="Standard"><text:tab/>no card</text:p>
      <text:p text:style-name="Standard"># プレーヤ 3 からプレーヤ 2 にカードが渡る</text:p>
      <text:p text:style-name="Standard">PLAYER 0((CARDSET))</text:p>
      <text:p text:style-name="Standard"><text:tab/>no card</text:p>
      <text:p text:style-name="Standard">PLAYER 1((CARDSET))</text:p>
      <text:p text:style-name="Standard"><text:tab/>no card</text:p>
      <text:p text:style-name="Standard">PLAYER 2((CARDSET))</text:p>
      <text:p text:style-name="Standard"><text:tab/>no card</text:p>
      <text:p text:style-name="Standard">PLAYER 3((CARDSET))</text:p>
      <text:p text:style-name="Standard"><text:tab/>[joker]</text:p>
      <text:p text:style-name="Standard">PLAYER 4((CARDSET))</text:p>
      <text:p text:style-name="Standard"><text:tab/>no card</text:p>
      <text:p text:style-name="Standard"/>
      <text:p text:style-name="Standard">### FINISHED ###</text:p>
      <text:p text:style-name="Standard"/>
      <text:p text:style-name="Standard">move()により自動的にプレーヤーから次のプレーヤーへとカードが移動していることがわかる</text:p>
      <text:p text:style-name="Standard"><text:soft-page-break/>8</text:p>
      <text:p text:style-name="Standard"/>
      <text:p text:style-name="Standard">m231070r@mint99:~/c++/8$ c++ babastate.cc babanuki1.cc cardset.cc <text:s/></text:p>
      <text:p text:style-name="Standard">m231070r@mint99:~/c++/8$ ./a.out</text:p>
      <text:p text:style-name="Standard">*****************省略*****************</text:p>
      <text:p text:style-name="Standard"/>
      <text:p text:style-name="Standard">PLAYER 0((CARDSET))</text:p>
      <text:p text:style-name="Standard"><text:s text:c="8"/>[club 7]</text:p>
      <text:p text:style-name="Standard"><text:s text:c="8"/>[heart 3]</text:p>
      <text:p text:style-name="Standard"><text:s text:c="8"/>[diamond 9]</text:p>
      <text:p text:style-name="Standard"><text:s text:c="8"/>[club 2]</text:p>
      <text:p text:style-name="Standard"><text:s text:c="8"/>[club 12]</text:p>
      <text:p text:style-name="Standard"><text:s text:c="8"/>[club 11]</text:p>
      <text:p text:style-name="Standard">PLAYER 1((CARDSET))</text:p>
      <text:p text:style-name="Standard"><text:s text:c="8"/>[diamond 12]</text:p>
      <text:p text:style-name="Standard"><text:s text:c="8"/>[spade 7]</text:p>
      <text:p text:style-name="Standard"><text:s text:c="8"/>[spade 11]</text:p>
      <text:p text:style-name="Standard"><text:s text:c="8"/>[spade 9]</text:p>
      <text:p text:style-name="Standard"><text:s text:c="8"/>[diamond 4]</text:p>
      <text:p text:style-name="Standard"><text:s text:c="8"/>[club 10]</text:p>
      <text:p text:style-name="Standard"><text:s text:c="8"/>[heart 13]</text:p>
      <text:p text:style-name="Standard">PLAYER 2((CARDSET))</text:p>
      <text:p text:style-name="Standard"><text:s text:c="8"/>[diamond 7]</text:p>
      <text:p text:style-name="Standard"><text:s text:c="8"/>[diamond 3]</text:p>
      <text:p text:style-name="Standard"><text:s text:c="8"/>[club 13]</text:p>
      <text:p text:style-name="Standard"><text:s text:c="8"/>[diamond 10]</text:p>
      <text:p text:style-name="Standard"><text:s text:c="8"/>[heart 2]</text:p>
      <text:p text:style-name="Standard"><text:s text:c="8"/>[joker]</text:p>
      <text:p text:style-name="Standard"><text:s text:c="8"/>[heart 11]</text:p>
      <text:p text:style-name="Standard"><text:s text:c="8"/>[heart 5]</text:p>
      <text:p text:style-name="Standard"><text:s text:c="8"/>[spade 1]</text:p>
      <text:p text:style-name="Standard">PLAYER 3((CARDSET))</text:p>
      <text:p text:style-name="Standard"><text:s text:c="8"/>[club 4]</text:p>
      <text:p text:style-name="Standard"><text:s text:c="8"/>[diamond 6]</text:p>
      <text:p text:style-name="Standard"><text:s text:c="8"/>[diamond 11]</text:p>
      <text:p text:style-name="Standard"><text:s text:c="8"/>[heart 12]</text:p>
      <text:p text:style-name="Standard">PLAYER 4((CARDSET))</text:p>
      <text:p text:style-name="Standard"><text:s text:c="8"/>[spade 5]</text:p>
      <text:p text:style-name="Standard"><text:s text:c="8"/>[heart 1]</text:p>
      <text:p text:style-name="Standard"><text:s text:c="8"/>[heart 7]</text:p>
      <text:p text:style-name="Standard"><text:s text:c="8"/>[spade 12]</text:p>
      <text:p text:style-name="Standard"><text:s text:c="8"/>[club 6]</text:p>
      <text:p text:style-name="Standard">PLAYER4の何番目のカードをとる？</text:p>
      <text:p text:style-name="Standard">5枚のカードがあります</text:p>
      <text:p text:style-name="Standard"><text:soft-page-break/>6</text:p>
      <text:p text:style-name="Standard">error.</text:p>
      <text:p text:style-name="Standard">PLAYER4の何番目のカードをとる？</text:p>
      <text:p text:style-name="Standard">5枚のカードがあります</text:p>
      <text:p text:style-name="Standard">3</text:p>
      <text:p text:style-name="Standard"># プレーヤ 4 からプレーヤ 0 にカードが渡る</text:p>
      <text:p text:style-name="Standard">PLAYER 0((CARDSET))</text:p>
      <text:p text:style-name="Standard"><text:s text:c="8"/>[heart 3]</text:p>
      <text:p text:style-name="Standard"><text:s text:c="8"/>[diamond 9]</text:p>
      <text:p text:style-name="Standard"><text:s text:c="8"/>[club 2]</text:p>
      <text:p text:style-name="Standard"><text:s text:c="8"/>[club 12]</text:p>
      <text:p text:style-name="Standard"><text:s text:c="8"/>[club 11]</text:p>
      <text:p text:style-name="Standard">PLAYER 1((CARDSET))</text:p>
      <text:p text:style-name="Standard"><text:s text:c="8"/>[diamond 12]</text:p>
      <text:p text:style-name="Standard"><text:s text:c="8"/>[spade 7]</text:p>
      <text:p text:style-name="Standard"><text:s text:c="8"/>[spade 11]</text:p>
      <text:p text:style-name="Standard"><text:s text:c="8"/>[spade 9]</text:p>
      <text:p text:style-name="Standard"><text:s text:c="8"/>[diamond 4]</text:p>
      <text:p text:style-name="Standard"><text:s text:c="8"/>[club 10]</text:p>
      <text:p text:style-name="Standard"><text:s text:c="8"/>[heart 13]</text:p>
      <text:p text:style-name="Standard">PLAYER 2((CARDSET))</text:p>
      <text:p text:style-name="Standard"><text:s text:c="8"/>[diamond 7]</text:p>
      <text:p text:style-name="Standard"><text:s text:c="8"/>[diamond 3]</text:p>
      <text:p text:style-name="Standard"><text:s text:c="8"/>[club 13]</text:p>
      <text:p text:style-name="Standard"><text:s text:c="8"/>[diamond 10]</text:p>
      <text:p text:style-name="Standard"><text:s text:c="8"/>[heart 2]</text:p>
      <text:p text:style-name="Standard"><text:s text:c="8"/>[joker]</text:p>
      <text:p text:style-name="Standard"><text:s text:c="8"/>[heart 11]</text:p>
      <text:p text:style-name="Standard"><text:s text:c="8"/>[heart 5]</text:p>
      <text:p text:style-name="Standard"><text:s text:c="8"/>[spade 1]</text:p>
      <text:p text:style-name="Standard">PLAYER 3((CARDSET))</text:p>
      <text:p text:style-name="Standard"><text:s text:c="8"/>[club 4]</text:p>
      <text:p text:style-name="Standard"><text:s text:c="8"/>[diamond 6]</text:p>
      <text:p text:style-name="Standard"><text:s text:c="8"/>[diamond 11]</text:p>
      <text:p text:style-name="Standard"><text:s text:c="8"/>[heart 12]</text:p>
      <text:p text:style-name="Standard">PLAYER 4((CARDSET))</text:p>
      <text:p text:style-name="Standard"><text:s text:c="8"/>[spade 5]</text:p>
      <text:p text:style-name="Standard"><text:s text:c="8"/>[heart 1]</text:p>
      <text:p text:style-name="Standard"><text:s text:c="8"/>[spade 12]</text:p>
      <text:p text:style-name="Standard"><text:s text:c="8"/>[club 6]</text:p>
      <text:p text:style-name="Standard"/>
      <text:p text:style-name="Standard">******************省略*******************</text:p>
      <text:p text:style-name="Standard"/>
      <text:p text:style-name="Standard">人が選んだカードを他のプレーヤーから取り、ゲームに参加できていることがわかる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LGC Sans1" svg:font-family="'DejaVu LGC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kao Pゴシック" svg:font-family="'Takao Pゴシック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 Pゴシック" style:font-size-asian="12pt" style:language-asian="ja" style:country-asian="JP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Takao Pゴシック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LGC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LGC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LGC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4-24T13:28:46</meta:creation-date>
    <dc:date>2014-04-26T11:40:57</dc:date>
    <meta:editing-duration>PT03H31M23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6" meta:paragraph-count="267" meta:word-count="823" meta:character-count="4777"/>
  </office:meta>
</office:document-meta>
</file>